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Roboto Light1" fo:font-size="12pt" officeooo:rsid="00033691" officeooo:paragraph-rsid="00033691" style:font-size-asian="12pt" style:font-size-complex="12pt"/>
    </style:style>
    <style:style style:name="P2" style:family="paragraph" style:parent-style-name="Text_20_body">
      <style:text-properties style:font-name="Roboto Light" fo:font-weight="normal" officeooo:rsid="00448ed6" officeooo:paragraph-rsid="00033691" style:font-weight-asian="normal" style:font-weight-complex="normal"/>
    </style:style>
    <style:style style:name="P3" style:family="paragraph" style:parent-style-name="Text_20_body">
      <style:text-properties style:font-name="Roboto Light" fo:font-weight="normal" officeooo:rsid="00ce56ed" officeooo:paragraph-rsid="00033691" style:font-weight-asian="normal" style:font-weight-complex="normal"/>
    </style:style>
    <style:style style:name="P4" style:family="paragraph" style:parent-style-name="Text_20_body">
      <style:text-properties style:font-name="Roboto Light" fo:font-weight="normal" officeooo:rsid="00ce56ed" officeooo:paragraph-rsid="00052c50" style:font-weight-asian="normal" style:font-weight-complex="normal"/>
    </style:style>
    <style:style style:name="P5" style:family="paragraph" style:parent-style-name="Text_20_body">
      <style:text-properties style:font-name="Roboto Light" fo:font-weight="normal" officeooo:rsid="00ce56ed" officeooo:paragraph-rsid="001674ed" style:font-weight-asian="normal" style:font-weight-complex="normal"/>
    </style:style>
    <style:style style:name="P6" style:family="paragraph" style:parent-style-name="Text_20_body">
      <style:text-properties style:font-name="Roboto Light" fo:font-weight="bold" officeooo:rsid="00448ed6" officeooo:paragraph-rsid="00033691" style:font-weight-asian="bold" style:font-weight-complex="bold"/>
    </style:style>
    <style:style style:name="P7" style:family="paragraph" style:parent-style-name="Text_20_body">
      <style:text-properties style:font-name="Roboto Light" fo:font-weight="bold" officeooo:rsid="00ce56ed" officeooo:paragraph-rsid="00033691" style:font-weight-asian="bold" style:font-weight-complex="bold"/>
    </style:style>
    <style:style style:name="P8" style:family="paragraph" style:parent-style-name="Text_20_body">
      <style:text-properties style:font-name="Roboto Light" fo:font-weight="bold" officeooo:rsid="00033691" officeooo:paragraph-rsid="00033691" style:font-weight-asian="bold" style:font-weight-complex="bold"/>
    </style:style>
    <style:style style:name="P9" style:family="paragraph" style:parent-style-name="Text_20_body">
      <style:text-properties style:font-name="Roboto Light1" officeooo:rsid="00286b09" officeooo:paragraph-rsid="00033691"/>
    </style:style>
    <style:style style:name="P10" style:family="paragraph" style:parent-style-name="Text_20_body">
      <style:text-properties style:font-name="Roboto Light1" officeooo:rsid="001eb3f5" officeooo:paragraph-rsid="00033691"/>
    </style:style>
    <style:style style:name="P11" style:family="paragraph" style:parent-style-name="Text_20_body">
      <style:text-properties style:font-name="Roboto Light1" fo:font-weight="bold" officeooo:rsid="00448ed6" officeooo:paragraph-rsid="00033691" style:font-weight-asian="bold" style:font-weight-complex="bold"/>
    </style:style>
    <style:style style:name="P12" style:family="paragraph" style:parent-style-name="Text_20_body">
      <style:text-properties style:font-name="Roboto Light1" officeooo:rsid="0022f50d" officeooo:paragraph-rsid="00033691"/>
    </style:style>
    <style:style style:name="P13" style:family="paragraph" style:parent-style-name="Text_20_body">
      <style:text-properties style:font-name="Roboto Light1" officeooo:rsid="0022f50d" officeooo:paragraph-rsid="0006e8b8"/>
    </style:style>
    <style:style style:name="P14" style:family="paragraph" style:parent-style-name="Text_20_body">
      <style:text-properties style:font-name="Roboto Light1" fo:font-weight="normal" officeooo:rsid="0022f50d" officeooo:paragraph-rsid="001181b9" style:font-weight-asian="normal" style:font-weight-complex="normal"/>
    </style:style>
    <style:style style:name="P15" style:family="paragraph" style:parent-style-name="Text_20_body">
      <style:text-properties style:font-name="Roboto Light1" fo:font-weight="normal" officeooo:rsid="0022f50d" officeooo:paragraph-rsid="0014996d" style:font-weight-asian="normal" style:font-weight-complex="normal"/>
    </style:style>
    <style:style style:name="P16" style:family="paragraph" style:parent-style-name="Text_20_body">
      <style:text-properties style:font-name="Roboto Light1" fo:font-weight="normal" officeooo:rsid="0022f50d" officeooo:paragraph-rsid="001674ed" style:font-weight-asian="normal" style:font-weight-complex="normal"/>
    </style:style>
    <style:style style:name="P17" style:family="paragraph" style:parent-style-name="Text_20_body">
      <style:text-properties style:font-name="Roboto Light1" fo:font-weight="normal" officeooo:rsid="001674ed" officeooo:paragraph-rsid="001674ed" style:font-weight-asian="normal" style:font-weight-complex="normal"/>
    </style:style>
    <style:style style:name="P18" style:family="paragraph" style:parent-style-name="Text_20_body">
      <style:text-properties style:font-name="Roboto Light1" fo:font-size="12pt" fo:font-weight="normal" officeooo:rsid="00434dcc" officeooo:paragraph-rsid="00434dcc" style:font-size-asian="12pt" style:font-weight-asian="normal" style:font-size-complex="12pt" style:font-weight-complex="normal"/>
    </style:style>
    <style:style style:name="P19" style:family="paragraph" style:parent-style-name="Standard">
      <style:text-properties style:font-name="Raleway" officeooo:rsid="00033691" officeooo:paragraph-rsid="00033691"/>
    </style:style>
    <style:style style:name="P20" style:family="paragraph" style:parent-style-name="Standard">
      <style:text-properties style:font-name="Raleway" fo:font-weight="bold" officeooo:rsid="00033691" officeooo:paragraph-rsid="00033691" style:font-weight-asian="bold" style:font-weight-complex="bold"/>
    </style:style>
    <style:style style:name="P21" style:family="paragraph" style:parent-style-name="Standard">
      <style:text-properties style:font-name="Raleway SemiBold" officeooo:rsid="00033691" officeooo:paragraph-rsid="00033691"/>
    </style:style>
    <style:style style:name="P22" style:family="paragraph" style:parent-style-name="Standard">
      <style:text-properties style:font-name="Raleway SemiBold" officeooo:rsid="002d93a5" officeooo:paragraph-rsid="002d93a5"/>
    </style:style>
    <style:style style:name="P23" style:family="paragraph" style:parent-style-name="Standard">
      <style:text-properties style:font-name="Roboto Light1" fo:font-weight="bold" officeooo:rsid="00033691" officeooo:paragraph-rsid="00033691" style:font-weight-asian="bold" style:font-weight-complex="bold"/>
    </style:style>
    <style:style style:name="P24" style:family="paragraph" style:parent-style-name="Standard">
      <style:text-properties style:font-name="Roboto Light1" fo:font-weight="normal" officeooo:rsid="0010203f" officeooo:paragraph-rsid="0010203f" style:font-weight-asian="normal" style:font-weight-complex="normal"/>
    </style:style>
    <style:style style:name="P25"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d93a5"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3e519e"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5730c"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1c71e"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afa5c"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dc42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style:text-underline-style="none" fo:font-weight="normal" officeooo:rsid="0041c71e" officeooo:paragraph-rsid="0041c71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style:text-underline-style="none" fo:font-weight="normal" officeooo:rsid="00434dcc" officeooo:paragraph-rsid="00434dc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style:text-underline-style="none" fo:font-weight="normal" officeooo:rsid="004aefd7" officeooo:paragraph-rsid="004aefd7"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style:text-underline-style="none" fo:font-weight="normal" officeooo:rsid="0060e009" officeooo:paragraph-rsid="0060e009"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3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40" style:family="paragraph" style:parent-style-name="Text_20_body">
      <style:paragraph-properties fo:margin-top="0cm" fo:margin-bottom="0cm" loext:contextual-spacing="false"/>
      <style:text-properties style:font-name="Roboto Light1" fo:font-weight="normal" officeooo:rsid="0022f50d" officeooo:paragraph-rsid="001ae32c" style:font-weight-asian="normal" style:font-weight-complex="normal"/>
    </style:style>
    <style:style style:name="P41"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4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4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4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4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4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4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48" style:family="paragraph" style:parent-style-name="Text_20_body">
      <style:paragraph-properties fo:margin-top="0cm" fo:margin-bottom="0cm" loext:contextual-spacing="false"/>
      <style:text-properties style:font-name="Roboto Light2" style:text-underline-style="none" fo:font-weight="normal" officeooo:rsid="001d84e3" officeooo:paragraph-rsid="002d93a5" style:font-weight-asian="normal" style:font-name-complex="Times" style:font-weight-complex="normal"/>
    </style:style>
    <style:style style:name="P49" style:family="paragraph" style:parent-style-name="Text_20_body">
      <style:paragraph-properties fo:margin-top="0cm" fo:margin-bottom="0cm" loext:contextual-spacing="false"/>
      <style:text-properties style:font-name="Roboto Light2" style:text-underline-style="none" fo:font-weight="normal" officeooo:rsid="001e9469" officeooo:paragraph-rsid="002d93a5" style:font-weight-asian="normal" style:font-name-complex="Times" style:font-weight-complex="normal"/>
    </style:style>
    <style:style style:name="P50"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51"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52" style:family="paragraph" style:parent-style-name="Text_20_body">
      <style:paragraph-properties fo:margin-top="0cm" fo:margin-bottom="0cm" loext:contextual-spacing="false"/>
      <style:text-properties style:font-name="Roboto Light2" fo:font-size="12pt" style:text-underline-style="none" fo:font-weight="bold" officeooo:rsid="0041c71e" officeooo:paragraph-rsid="0041c71e" style:font-size-asian="12pt" style:font-weight-asian="bold" style:font-name-complex="Times" style:font-size-complex="12pt" style:font-weight-complex="bold"/>
    </style:style>
    <style:style style:name="P53" style:family="paragraph" style:parent-style-name="Text_20_body">
      <style:paragraph-properties fo:margin-top="0cm" fo:margin-bottom="0cm" loext:contextual-spacing="false"/>
      <style:text-properties style:font-name="Roboto Light2" fo:font-size="12pt" style:text-underline-style="none" fo:font-weight="normal" officeooo:rsid="0041c71e" officeooo:paragraph-rsid="0041c71e"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2" fo:font-size="12pt" style:text-underline-style="none" fo:font-weight="normal" officeooo:rsid="0060e009" officeooo:paragraph-rsid="0060e009"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04aa89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2" fo:font-size="12pt" style:text-underline-style="none" fo:font-weight="normal" officeooo:rsid="004afa5c" officeooo:paragraph-rsid="004afa5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58"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1c71e" style:font-size-asian="12pt" style:font-weight-asian="bold" style:font-name-complex="Times" style:font-size-complex="12pt" style:font-weight-complex="bold"/>
    </style:style>
    <style:style style:name="P59"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dc425" style:font-size-asian="12pt" style:font-weight-asian="bold" style:font-name-complex="Times" style:font-size-complex="12pt" style:font-weight-complex="bold"/>
    </style:style>
    <style:style style:name="P60" style:family="paragraph" style:parent-style-name="Text_20_body">
      <style:paragraph-properties fo:margin-top="0cm" fo:margin-bottom="0cm" loext:contextual-spacing="false"/>
      <style:text-properties officeooo:paragraph-rsid="002d93a5"/>
    </style:style>
    <style:style style:name="P61" style:family="paragraph" style:parent-style-name="Text_20_body">
      <style:paragraph-properties fo:margin-top="0cm" fo:margin-bottom="0cm" loext:contextual-spacing="false"/>
      <style:text-properties officeooo:paragraph-rsid="003f71be"/>
    </style:style>
    <style:style style:name="P62" style:family="paragraph" style:parent-style-name="Heading_20_1">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63"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4"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65" style:family="paragraph" style:parent-style-name="Text_20_body">
      <style:paragraph-properties fo:margin-left="0cm" fo:margin-right="0cm" fo:text-indent="0cm" style:auto-text-indent="false"/>
      <style:text-properties officeooo:paragraph-rsid="002d93a5"/>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2d93a5" style:text-blinking="false" fo:background-color="transparent" style:font-size-asian="12pt" style:font-size-complex="12pt"/>
    </style:style>
    <style:style style:name="P67" style:family="paragraph" style:parent-style-name="Text_20_body">
      <style:paragraph-properties fo:margin-left="0cm" fo:margin-right="0cm" fo:text-indent="0cm" style:auto-text-indent="false"/>
      <style:text-properties style:font-name="Roboto Light1" officeooo:paragraph-rsid="002d93a5"/>
    </style:style>
    <style:style style:name="P68" style:family="paragraph" style:parent-style-name="Heading_20_3">
      <style:text-properties style:font-name="Roboto Light2" fo:font-size="12pt" style:text-underline-style="none" fo:font-weight="bold" officeooo:paragraph-rsid="002d93a5" style:font-size-asian="12pt" style:font-weight-asian="bold" style:font-name-complex="Times" style:font-size-complex="12pt" style:font-weight-complex="bold"/>
    </style:style>
    <style:style style:name="P69" style:family="paragraph" style:parent-style-name="Heading_20_1">
      <style:text-properties style:font-name="Roboto Light1" fo:font-size="12pt" fo:font-weight="normal" officeooo:rsid="0010203f" officeooo:paragraph-rsid="003d4424" style:font-size-asian="12pt" style:font-weight-asian="normal" style:font-size-complex="12pt" style:font-weight-complex="normal"/>
    </style:style>
    <style:style style:name="P70" style:family="paragraph" style:parent-style-name="Standard" style:list-style-name="L1">
      <style:text-properties style:font-name="Roboto Light1" officeooo:rsid="0017302a" officeooo:paragraph-rsid="002d93a5"/>
    </style:style>
    <style:style style:name="P71" style:family="paragraph" style:parent-style-name="Standard">
      <style:text-properties style:font-name="Raleway SemiBold" officeooo:rsid="002d93a5" officeooo:paragraph-rsid="002d93a5"/>
    </style:style>
    <style:style style:name="P72" style:family="paragraph" style:parent-style-name="Standard">
      <style:text-properties style:font-name="Raleway SemiBold" officeooo:rsid="002d93a5" officeooo:paragraph-rsid="0063f609"/>
    </style:style>
    <style:style style:name="P73" style:family="paragraph" style:parent-style-name="Text_20_body">
      <style:paragraph-properties fo:margin-left="0cm" fo:margin-right="0cm" fo:text-indent="0cm" style:auto-text-indent="false"/>
      <style:text-properties style:font-name="Roboto Light" fo:font-weight="normal" officeooo:rsid="00ce56ed" officeooo:paragraph-rsid="0063f609" style:font-weight-asian="normal" style:font-weight-complex="normal"/>
    </style:style>
    <style:style style:name="P7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63f609" style:text-blinking="false" fo:background-color="transparent" style:font-size-asian="12pt" style:font-size-complex="12pt"/>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normal" style:text-underline-style="none" fo:font-weight="normal" officeooo:rsid="0017596b" style:font-style-asian="normal" style:font-weight-asian="normal" style:font-name-complex="Times" style:font-style-complex="normal" style:font-weight-complex="normal"/>
    </style:style>
    <style:style style:name="T3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31" style:family="text">
      <style:text-properties style:font-name="Roboto Light2" fo:font-style="normal" style:text-underline-style="none" fo:font-weight="normal" officeooo:rsid="002475cd" style:font-style-asian="normal" style:font-weight-asian="normal" style:font-name-complex="Times" style:font-style-complex="normal" style:font-weight-complex="normal"/>
    </style:style>
    <style:style style:name="T32" style:family="text">
      <style:text-properties style:font-name="Roboto Light2" fo:font-style="normal" style:text-underline-style="none" officeooo:rsid="0017596b" style:font-style-asian="normal" style:font-name-complex="Times" style:font-style-complex="normal"/>
    </style:style>
    <style:style style:name="T33" style:family="text">
      <style:text-properties style:font-name="Roboto Light2" fo:font-style="normal" style:text-underline-style="none" officeooo:rsid="00033691" style:font-style-asian="normal" style:font-name-complex="Times" style:font-style-complex="normal"/>
    </style:style>
    <style:style style:name="T34" style:family="text">
      <style:text-properties style:font-name="Roboto Light2" fo:font-style="normal" style:text-underline-style="none" officeooo:rsid="00052c50" style:font-style-asian="normal" style:font-name-complex="Times" style:font-style-complex="normal"/>
    </style:style>
    <style:style style:name="T35" style:family="text">
      <style:text-properties style:font-name="Roboto Light2"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6" style:family="text">
      <style:text-properties style:font-name="Roboto Light2" fo:font-size="12pt"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7" style:family="text">
      <style:text-properties style:font-name="Roboto Light2" fo:font-size="12pt"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font-style="normal" style:text-underline-style="none" officeooo:rsid="00207ef6" style:font-size-asian="12pt" style:font-style-asian="normal" style:font-name-complex="Times" style:font-size-complex="12pt" style:font-style-complex="normal"/>
    </style:style>
    <style:style style:name="T41" style:family="text">
      <style:text-properties style:font-name="Roboto Light2" fo:font-size="12pt"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font-style="normal" style:text-underline-style="none" officeooo:rsid="0022522f" style:font-size-asian="12pt" style:font-style-asian="normal" style:font-name-complex="Times" style:font-size-complex="12pt" style:font-style-complex="normal"/>
    </style:style>
    <style:style style:name="T43" style:family="text">
      <style:text-properties style:font-name="Roboto Light2" fo:font-size="12pt" fo:font-style="normal" style:text-underline-style="none" officeooo:rsid="0022a3bb" style:font-size-asian="12pt" style:font-style-asian="normal" style:font-name-complex="Times" style:font-size-complex="12pt" style:font-style-complex="normal"/>
    </style:style>
    <style:style style:name="T44" style:family="text">
      <style:text-properties style:font-name="Roboto Light2" fo:font-size="12pt" fo:font-style="normal" officeooo:rsid="0025730c" style:font-size-asian="12pt" style:font-style-asian="normal" style:font-size-complex="12pt" style:font-style-complex="normal"/>
    </style:style>
    <style:style style:name="T45" style:family="text">
      <style:text-properties style:font-name="Roboto Light2" fo:font-size="12pt" fo:font-style="normal" officeooo:rsid="0026d923" style:font-size-asian="12pt" style:font-style-asian="normal" style:font-size-complex="12pt" style:font-style-complex="normal"/>
    </style:style>
    <style:style style:name="T46" style:family="text">
      <style:text-properties style:font-name="Roboto Light2" fo:font-size="12pt" fo:font-style="normal" officeooo:rsid="002e441d" style:font-size-asian="12pt" style:font-style-asian="normal" style:font-size-complex="12pt" style:font-style-complex="normal"/>
    </style:style>
    <style:style style:name="T47" style:family="text">
      <style:text-properties style:font-name="Roboto Light2" fo:font-size="12pt" fo:font-style="normal" fo:font-weight="bold" officeooo:rsid="002e441d" style:font-size-asian="12pt" style:font-style-asian="normal" style:font-weight-asian="bold" style:font-size-complex="12pt" style:font-style-complex="normal" style:font-weight-complex="bold"/>
    </style:style>
    <style:style style:name="T48" style:family="text">
      <style:text-properties style:font-name="Roboto Light2" fo:font-size="12pt" fo:font-style="normal" fo:font-weight="bold" officeooo:rsid="00303150" style:font-size-asian="12pt" style:font-style-asian="normal" style:font-weight-asian="bold" style:font-size-complex="12pt" style:font-style-complex="normal" style:font-weight-complex="bold"/>
    </style:style>
    <style:style style:name="T49" style:family="text">
      <style:text-properties style:font-name="Roboto Light2" fo:font-size="12pt" fo:font-style="normal" fo:font-weight="normal" officeooo:rsid="00303150" style:font-size-asian="12pt" style:font-style-asian="normal" style:font-weight-asian="normal" style:font-size-complex="12pt" style:font-style-complex="normal" style:font-weight-complex="normal"/>
    </style:style>
    <style:style style:name="T50" style:family="text">
      <style:text-properties style:font-name="Roboto Light2" officeooo:rsid="0017596b"/>
    </style:style>
    <style:style style:name="T51" style:family="text">
      <style:text-properties style:font-name="Roboto Light2" officeooo:rsid="002164d3"/>
    </style:style>
    <style:style style:name="T52" style:family="text">
      <style:text-properties style:font-name="Roboto Light2" officeooo:rsid="0041c71e"/>
    </style:style>
    <style:style style:name="T53" style:family="text">
      <style:text-properties style:font-name="Roboto Light2" officeooo:rsid="00491661"/>
    </style:style>
    <style:style style:name="T54" style:family="text">
      <style:text-properties style:font-name="Roboto Light2" officeooo:rsid="004afa5c"/>
    </style:style>
    <style:style style:name="T55" style:family="text">
      <style:text-properties style:font-name="Roboto Light2" officeooo:rsid="004dc425"/>
    </style:style>
    <style:style style:name="T56" style:family="text">
      <style:text-properties style:font-name="Roboto Light2" officeooo:rsid="00567b52"/>
    </style:style>
    <style:style style:name="T57" style:family="text">
      <style:text-properties fo:font-style="italic" style:text-underline-style="none" officeooo:rsid="002983d4" style:font-style-asian="italic" style:font-name-complex="Times" style:font-style-complex="italic"/>
    </style:style>
    <style:style style:name="T58" style:family="text">
      <style:text-properties fo:font-style="italic" style:font-style-asian="italic" style:font-style-complex="italic"/>
    </style:style>
    <style:style style:name="T59" style:family="text">
      <style:text-properties style:font-name="Roboto Light" fo:font-style="normal" style:text-underline-style="none" fo:font-weight="normal" officeooo:rsid="002475cd" style:font-style-asian="normal" style:font-weight-asian="normal" style:font-name-complex="Times" style:font-style-complex="normal" style:font-weight-complex="normal"/>
    </style:style>
    <style:style style:name="T60" style:family="text">
      <style:text-properties style:font-name="Roboto Light" fo:font-style="normal" style:text-underline-style="none" fo:font-weight="normal" officeooo:rsid="002164d3" style:font-style-asian="normal" style:font-weight-asian="normal" style:font-name-complex="Times" style:font-style-complex="normal" style:font-weight-complex="normal"/>
    </style:style>
    <style:style style:name="T61" style:family="text">
      <style:text-properties style:font-name="Roboto Light" fo:font-style="normal" style:text-underline-style="none" fo:font-weight="normal" officeooo:rsid="00033691" style:font-style-asian="normal" style:font-weight-asian="normal" style:font-name-complex="Times" style:font-style-complex="normal" style:font-weight-complex="normal"/>
    </style:style>
    <style:style style:name="T62" style:family="text">
      <style:text-properties style:font-name="Roboto Light" fo:font-style="normal" style:text-underline-style="none" fo:font-weight="bold" officeooo:rsid="0009d8e5" style:font-style-asian="normal" style:font-weight-asian="bold" style:font-name-complex="Times" style:font-style-complex="normal" style:font-weight-complex="bold"/>
    </style:style>
    <style:style style:name="T63" style:family="text">
      <style:text-properties style:font-name="Roboto Light" fo:font-style="normal" style:text-underline-style="none" fo:font-weight="bold" officeooo:rsid="0063f609" style:font-style-asian="normal" style:font-weight-asian="bold" style:font-name-complex="Times" style:font-style-complex="normal" style:font-weight-complex="bold"/>
    </style:style>
    <style:style style:name="T64" style:family="text">
      <style:text-properties officeooo:rsid="0138c06c"/>
    </style:style>
    <style:style style:name="T65" style:family="text">
      <style:text-properties fo:font-style="normal" style:text-underline-style="none" officeooo:rsid="002164d3" style:font-style-asian="normal" style:font-name-complex="Times" style:font-style-complex="normal"/>
    </style:style>
    <style:style style:name="T66" style:family="text">
      <style:text-properties fo:font-style="normal" style:text-underline-style="none" officeooo:rsid="00033691" style:font-style-asian="normal" style:font-name-complex="Times" style:font-style-complex="normal"/>
    </style:style>
    <style:style style:name="T67" style:family="text">
      <style:text-properties fo:font-style="normal" style:text-underline-style="none" officeooo:rsid="00052c50" style:font-style-asian="normal" style:font-name-complex="Times" style:font-style-complex="normal"/>
    </style:style>
    <style:style style:name="T68" style:family="text">
      <style:text-properties fo:font-style="normal" style:text-underline-style="none" officeooo:rsid="000563a0" style:font-style-asian="normal" style:font-name-complex="Times" style:font-style-complex="normal"/>
    </style:style>
    <style:style style:name="T69" style:family="text">
      <style:text-properties fo:font-style="normal" style:text-underline-style="none" fo:font-weight="bold" officeooo:rsid="0009d8e5" style:font-style-asian="normal" style:font-weight-asian="bold" style:font-name-complex="Times" style:font-style-complex="normal" style:font-weight-complex="bold"/>
    </style:style>
    <style:style style:name="T70" style:family="text">
      <style:text-properties fo:font-variant="normal" fo:text-transform="none" fo:color="#000000" style:text-line-through-style="none" style:text-line-through-type="none" style:font-name="Roboto Light1" fo:font-size="12pt"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71" style:family="text">
      <style:text-properties fo:font-variant="normal" fo:text-transform="none" fo:color="#000000" style:text-line-through-style="none" style:text-line-through-type="none" style:font-name="Roboto Light1" fo:font-size="12pt" fo:font-style="normal" style:text-underline-style="none" fo:font-weight="normal" style:text-blinking="false" fo:background-color="transparent" loext:char-shading-value="0" style:font-size-asian="12pt" style:font-size-complex="12pt"/>
    </style:style>
    <style:style style:name="T72" style:family="text">
      <style:text-properties style:font-name="Roboto Light1"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73" style:family="text">
      <style:text-properties style:font-name="Roboto Light1"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74" style:family="text">
      <style:text-properties style:font-name="Roboto Light1" fo:font-size="12pt"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75"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76"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77"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78" style:family="text">
      <style:text-properties fo:font-size="12pt"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79" style:family="text">
      <style:text-properties fo:font-size="12pt"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80" style:family="text">
      <style:text-properties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81" style:family="text">
      <style:text-properties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82" style:family="text">
      <style:text-properties fo:font-size="12pt"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83" style:family="text">
      <style:text-properties fo:font-size="12pt"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84" style:family="text">
      <style:text-properties fo:font-size="12pt"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85" style:family="text">
      <style:text-properties fo:font-size="12pt" fo:font-style="normal" officeooo:rsid="00256b71" style:font-size-asian="12pt" style:font-style-asian="normal" style:font-size-complex="12pt" style:font-style-complex="normal"/>
    </style:style>
    <style:style style:name="T86" style:family="text">
      <style:text-properties fo:font-size="12pt" fo:font-style="normal" officeooo:rsid="0035a74f" style:font-size-asian="12pt" style:font-style-asian="normal" style:font-size-complex="12pt" style:font-style-complex="normal"/>
    </style:style>
    <style:style style:name="T87" style:family="text">
      <style:text-properties fo:font-size="12pt" fo:font-style="normal" officeooo:rsid="00362651" style:font-size-asian="12pt" style:font-style-asian="normal" style:font-size-complex="12pt" style:font-style-complex="normal"/>
    </style:style>
    <style:style style:name="T88" style:family="text">
      <style:text-properties fo:font-size="12pt" fo:font-style="normal" officeooo:rsid="00376398" style:font-size-asian="12pt" style:font-style-asian="normal" style:font-size-complex="12pt" style:font-style-complex="normal"/>
    </style:style>
    <style:style style:name="T89" style:family="text">
      <style:text-properties fo:font-size="12pt" fo:font-style="normal" officeooo:rsid="00395558" style:font-size-asian="12pt" style:font-style-asian="normal" style:font-size-complex="12pt" style:font-style-complex="normal"/>
    </style:style>
    <style:style style:name="T90" style:family="text">
      <style:text-properties fo:font-size="12pt" fo:font-style="normal" officeooo:rsid="003adc02" style:font-size-asian="12pt" style:font-style-asian="normal" style:font-size-complex="12pt" style:font-style-complex="normal"/>
    </style:style>
    <style:style style:name="T91" style:family="text">
      <style:text-properties fo:font-size="12pt" fo:font-style="normal" officeooo:rsid="003b45e6" style:font-size-asian="12pt" style:font-style-asian="normal" style:font-size-complex="12pt" style:font-style-complex="normal"/>
    </style:style>
    <style:style style:name="T92" style:family="text">
      <style:text-properties fo:font-weight="normal" style:font-weight-asian="normal" style:font-weight-complex="normal"/>
    </style:style>
    <style:style style:name="T93" style:family="text">
      <style:text-properties fo:font-weight="normal" officeooo:rsid="002d6a40" style:font-weight-asian="normal" style:font-weight-complex="normal"/>
    </style:style>
    <style:style style:name="T94" style:family="text">
      <style:text-properties fo:font-weight="normal" officeooo:rsid="003f71be" style:font-weight-asian="normal" style:font-weight-complex="normal"/>
    </style:style>
    <style:style style:name="T95" style:family="text">
      <style:text-properties officeooo:rsid="003d44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205350382493151072" text:style-name="L1">
        <text:list-item>
          <text:p text:style-name="P70">dipendenza dei videogiochi → ingegneria delle emozioni, social network</text:p>
        </text:list-item>
        <text:list-item>
          <text:p text:style-name="P70">La tecnologia fornisce lo strumento, l’utente il contenuto</text:p>
          <text:p text:style-name="P70"/>
        </text:list-item>
      </text:list>
      <text:p text:style-name="P21">LIBRI</text:p>
      <text:p text:style-name="P21"/>
      <text:p text:style-name="P1"><text:span text:style-name="T64">E. Castronova, </text:span><text:bookmark text:name="title1"/><text:bookmark text:name="productTitle1"/><text:span text:style-name="T58">Exodus to the Virtual World: How Online Fun Is Changing Reality</text:span></text:p>
      <text:p text:style-name="P24">J.H. Gilmore, B.J. Pine, Authenticity: what consumers really want</text:p>
      <text:h text:style-name="P69" text:outline-level="1"><text:span text:style-name="T95">W. Phillips, A</text:span> Composer's Guide to Game Music</text:h>
      <text:p text:style-name="P18">-articolo contro il link videogiochi violenza http://videogames.procon.org/sourcefiles/Reviewofresearch.pdf</text:p>
      <text:p text:style-name="P24"/>
      <text:p text:style-name="P21"/>
      <text:p text:style-name="P22">VIDEO</text:p>
      <text:p text:style-name="P22"/>
      <text:p text:style-name="P22"><text:span text:style-name="Emphasis"><text:span text:style-name="T74">Jesse Schell: When games invade real life</text:span></text:span></text:p>
      <text:p text:style-name="P22"><text:a xlink:type="simple" xlink:href="https://www.youtube.com/watch?v=aR3C5GyxBZU" text:style-name="Internet_20_link" text:visited-style-name="Visited_20_Internet_20_Link"><text:span text:style-name="Emphasis"><text:span text:style-name="T74">https://www.youtube.com/watch?v=aR3C5GyxBZU</text:span></text:span></text:a></text:p>
      <text:p text:style-name="P22"><text:span text:style-name="Emphasis"><text:span text:style-name="T74"/></text:span></text:p>
      <text:p text:style-name="P60"><text:span text:style-name="T23">Daphne Bavelier - </text:span><text:bookmark text:name="eow-title"/><text:span text:style-name="T22">Your brain on video games</text:span></text:p>
      <text:p text:style-name="P50"><text:a xlink:type="simple" xlink:href="https://www.youtube.com/watch?v=FktsFcooIG8" text:style-name="Internet_20_link" text:visited-style-name="Visited_20_Internet_20_Link">https://www.youtube.com/watch?v=FktsFcooIG8</text:a></text:p>
      <text:p text:style-name="P48">Controbatte alcune tra le più famose affermazioni sui videogiochi:</text:p>
      <text:p text:style-name="P48">- Peggiorano la vista.</text:p>
      <text:p text:style-name="P48">Giocare action games migliora la capacità di distinguere dettagli in un contesto confuso e la percezione di diverse gradazioni di grigio (abilità particolarmente importante ad esempio in una situazione di guida nella nebbia).</text:p>
      <text:p text:style-name="P48">- Diminuiscono la capacità di concentrazione.</text:p>
      <text:p text:style-name="P49">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51"><text:span text:style-name="Emphasis"><text:span text:style-name="T35"/></text:span></text:p>
      <text:p text:style-name="P41"><text:span text:style-name="Emphasis"><text:span text:style-name="T39">Multitasking: chi gioca molti action games </text:span></text:span><text:span text:style-name="Emphasis"><text:span text:style-name="T43">(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38"> </text:span></text:span><text:span text:style-name="Emphasis"><text:span text:style-name="T39">Con quest’espressione si indica l’utilizzo simultaneo di più media (televisione, cellulare, computer etc.)</text:span></text:span><text:span text:style-name="Emphasis"><text:span text:style-name="T40">. </text:span></text:span><text:span text:style-name="Emphasis"><text:span text:style-name="T37">«</text:span></text:span><text:span text:style-name="Emphasis"><text:span text:style-name="T40">There was a first study done by colleagues at Stanford and that we replicated that showed that those people that identify as being high multimedia-taskers are absolutely abysmal at multitasking.</text:span></text:span><text:span text:style-name="Emphasis"><text:span text:style-name="T38">» </text:span></text:span></text:p>
      <text:p text:style-name="P41"><text:span text:style-name="Emphasis"><text:span text:style-name="T41">Ma, come Bavalier sottolinea, </text:span></text:span><text:span text:style-name="Emphasis"><text:span text:style-name="T37">«</text:span></text:span><text:span text:style-name="Emphasis"><text:span text:style-name="T41">d</text:span></text:span><text:span text:style-name="Emphasis"><text:span text:style-name="T40">ifferent video games have a different effect on your brains</text:span></text:span><text:span text:style-name="Emphasis"><text:span text:style-name="T38">»: <text:s text:c="2"/></text:span></text:span><text:span text:style-name="Emphasis"><text:span text:style-name="T41"><text:s/>individuare quali aspetti dei videogiochi sono effettivamente in grado di produrre </text:span></text:span><text:soft-page-break/><text:span text:style-name="Emphasis"><text:span text:style-name="T41">cambiamenti positivi sul cervello richiede molto studio, ed isolarli </text:span></text:span><text:span text:style-name="Emphasis"><text:span text:style-name="T42">senza sacrificare la componente di intrattenimento non è un’operazione facile. Soprattutto, non rientra negli interessi dell’industria dei videogiochi.</text:span></text:span></text:p>
      <text:p text:style-name="P41"><text:span text:style-name="Emphasis"><text:span text:style-name="T36"/></text:span></text:p>
      <text:h text:style-name="P68" text:outline-level="3">Cosmin Mihaiu: Physical therapy is boring -- play a game instead</text:h>
      <text:p text:style-name="P50"><text:a xlink:type="simple" xlink:href="http://www.ted.com/talks/cosmin_mihaiu_physical_therapy_is_boring_play_a_game_instead" text:style-name="Internet_20_link" text:visited-style-name="Visited_20_Internet_20_Link"><text:span text:style-name="Emphasis"><text:span text:style-name="T85">http://www.ted.com/talks/cosmin_mihaiu_physical_therapy_is_boring_play_a_game_instead</text:span></text:span></text:a><text:span text:style-name="Emphasis"><text:span text:style-name="T85"> </text:span></text:span></text:p>
      <text:p text:style-name="P42"><text:span text:style-name="Emphasis"><text:span text:style-name="T44">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5">Il software fornisce inoltre un sistema di raccolta dati che permette al fisioterapista di monitorare con maggiore precisione i progressi del paziente.</text:span></text:span></text:p>
      <text:p text:style-name="P42"><text:span text:style-name="Emphasis"><text:span text:style-name="T47"/></text:span></text:p>
      <text:h text:style-name="P63" text:outline-level="1"><text:bookmark text:name="eow-title2"/><text:span text:style-name="Emphasis"><text:span text:style-name="T47">Tom Chatfield - 7 ways video games engage the brain </text:span></text:span></text:h>
      <text:p text:style-name="P46"><text:a xlink:type="simple" xlink:href="https://www.youtube.com/watch?v=KyamsZXXF2w" text:style-name="Internet_20_link" text:visited-style-name="Visited_20_Internet_20_Link"><text:span text:style-name="Emphasis"><text:span text:style-name="T48">https://www.youtube.com/watch?v=KyamsZXXF2w</text:span></text:span></text:a></text:p>
      <text:p text:style-name="P46"><text:span text:style-name="Emphasis"><text:span text:style-name="T90">Senso</text:span></text:span><text:span text:style-name="Emphasis"><text:span text:style-name="T87"> di ricompensa, </text:span></text:span><text:span text:style-name="Emphasis"><text:span text:style-name="T90">appagamento e piacere</text:span></text:span><text:span text:style-name="Emphasis"><text:span text:style-name="T86"> </text:span></text:span><text:span text:style-name="Emphasis"><text:span text:style-name="T87">non </text:span></text:span><text:span text:style-name="Emphasis"><text:span text:style-name="T90">sono</text:span></text:span><text:span text:style-name="Emphasis"><text:span text:style-name="T87"> process</text:span></text:span><text:span text:style-name="Emphasis"><text:span text:style-name="T90">i</text:span></text:span><text:span text:style-name="Emphasis"><text:span text:style-name="T87"> casual</text:span></text:span><text:span text:style-name="Emphasis"><text:span text:style-name="T90">i</text:span></text:span><text:span text:style-name="Emphasis"><text:span text:style-name="T87">, ma </text:span></text:span><text:span text:style-name="Emphasis"><text:span text:style-name="T90">potenti meccanismi </text:span></text:span><text:span text:style-name="Emphasis"><text:span text:style-name="T87">sviluppat</text:span></text:span><text:span text:style-name="Emphasis"><text:span text:style-name="T90">i</text:span></text:span><text:span text:style-name="Emphasis"><text:span text:style-name="T87"> dall’evoluzione. In quanto tal</text:span></text:span><text:span text:style-name="Emphasis"><text:span text:style-name="T90">i</text:span></text:span><text:span text:style-name="Emphasis"><text:span text:style-name="T87"> è possibile compierne un r</text:span></text:span><text:span text:style-name="Emphasis"><text:span text:style-name="T86">everse engeneering, </text:span></text:span><text:span text:style-name="Emphasis"><text:span text:style-name="T87">per individuare quali </text:span></text:span><text:span text:style-name="Emphasis"><text:span text:style-name="T90">sistem</text:span></text:span><text:span text:style-name="Emphasis"><text:span text:style-name="T87">i motivazionali sono </text:span></text:span><text:span text:style-name="Emphasis"><text:span text:style-name="T90">più efficaci</text:span></text:span><text:span text:style-name="Emphasis"><text:span text:style-name="T87">. </text:span></text:span><text:span text:style-name="Emphasis"><text:span text:style-name="T88">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45"><text:span text:style-name="Emphasis"><text:span text:style-name="T86">- Misurazione del progresso con feedback costante (exp, lv ecc)</text:span></text:span></text:p>
      <text:p text:style-name="P45"><text:span text:style-name="Emphasis"><text:span text:style-name="T86">- Obiettivi multipli che variano sia in tipologia sia in impegno richiesto</text:span></text:span></text:p>
      <text:p text:style-name="P45"><text:span text:style-name="Emphasis"><text:span text:style-name="T86">- Ricompensa per ogni sforzo</text:span></text:span></text:p>
      <text:p text:style-name="P45"><text:span text:style-name="Emphasis"><text:span text:style-name="T86">- Feedback immediato e chiaro</text:span></text:span></text:p>
      <text:p text:style-name="P45"><text:span text:style-name="Emphasis"><text:span text:style-name="T86">- Un elemento di ricompensa casuale</text:span></text:span></text:p>
      <text:p text:style-name="P47"><text:span text:style-name="Emphasis"><text:span text:style-name="T88">Quali conseguenze </text:span></text:span><text:span text:style-name="Emphasis"><text:span text:style-name="T89">ha sul nostro cervello l’attivazione</text:span></text:span><text:span text:style-name="Emphasis"><text:span text:style-name="T88"> di questo meccanismo? </text:span></text:span><text:span text:style-name="Emphasis"><text:span text:style-name="T89">Un elevato livello di dopamina (il neurotrasmettitore </text:span></text:span><text:span text:style-name="Emphasis"><text:span text:style-name="T91">responsabile de</text:span></text:span><text:span text:style-name="Emphasis"><text:span text:style-name="T90">l senso di ricompensa) </text:span></text:span><text:span text:style-name="Emphasis"><text:span text:style-name="T91">innalza temporaneamente la capacità di concentrarsi, apprendere e memorizzare. A lungo termine, l’effetto più notevole è un aumento di fiducia e ottimismo di fronte alle difficoltà.</text:span></text:span></text:p>
      <text:p text:style-name="P44"><text:span text:style-name="Emphasis"><text:span text:style-name="T49"/></text:span></text:p>
      <text:p text:style-name="P43"><text:span text:style-name="Emphasis"><text:span text:style-name="T46"/></text:span></text:p>
      <text:p text:style-name="P22"/>
      <text:p text:style-name="P22">ARTICOLI</text:p>
      <text:p text:style-name="P22"/>
      <text:p text:style-name="P72"><text:a xlink:type="simple" xlink:href="http://videogames.procon.org/sourcefiles/Reviewofresearch.pdf" text:style-name="Internet_20_link" text:visited-style-name="Visited_20_Internet_20_Link"><text:span text:style-name="Emphasis"><text:span text:style-name="T63">http://videogames.procon.org/sourcefiles/Reviewofresearch.pdf</text:span></text:span></text:a></text:p>
      <text:p text:style-name="P72"><text:a xlink:type="simple" xlink:href="https://link.springer.com/article/10.1176/appi.ap.28.2.144" text:style-name="Internet_20_link" text:visited-style-name="Visited_20_Internet_20_Link"><text:span text:style-name="Emphasis"><text:span text:style-name="T63">https://link.springer.com/article/10.1176/appi.ap.28.2.144</text:span></text:span></text:a></text:p>
      <text:p text:style-name="P22"><text:span text:style-name="Emphasis"><text:span text:style-name="T62"/></text:span></text:p>
      <text:p text:style-name="P22"><text:soft-page-break/><text:span text:style-name="Emphasis"><text:span text:style-name="T62">Pay to win &amp; paid to play</text:span></text:span></text:p>
      <text:p text:style-name="P64"><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64"><text:a xlink:type="simple" xlink:href="https://www.swrve.com/images/uploads/whitepapers/The-six-secrets-of-monetization-in-mobile-games.com1.pdf" text:style-name="Internet_20_link" text:visited-style-name="Visited_20_Internet_20_Link"><text:span text:style-name="Emphasis"><text:span text:style-name="T69">https://www.swrve.com/images/uploads/whitepapers/The-six-secrets-of-monetization-in-mobile-games.com1.pdf</text:span></text:span></text:a></text:p>
      <text:p text:style-name="P65"><text:span text:style-name="Emphasis"><text:span text:style-name="T72">«</text:span></text:span><text:span text:style-name="Emphasis"><text:span text:style-name="T70">Within five years, some game companies will be paying players in some way to play their games. This will be in the form of small points-based incentives that can be liquidated in the form of purchasing power.</text:span></text:span></text:p>
      <text:p text:style-name="P66">Within ten years, paying for players will become a standard revenue model in the game industry. Payments will either be in the form of liquid virtual money or real cash.</text:p>
      <text:p text:style-name="P65"><text:span text:style-name="T71">Within twenty years, game playing will be a significant source of income of the low-skill workforce. Wage-playing will be the primary means by which the extreme gains of the wealthy will trickle down to the poor.</text:span><text:span text:style-name="Emphasis"><text:span text:style-name="T73">»</text:span></text:span></text:p>
      <text:p text:style-name="P67"><text:span text:style-name="Emphasis"><text:span text:style-name="T79">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80">«</text:span></text:span><text:span text:style-name="Emphasis"><text:span text:style-name="T84">60% of all the money games companies earn come from just 0.15% of their players</text:span></text:span><text:span text:style-name="Emphasis"><text:span text:style-name="T81">». </text:span></text:span><text:span text:style-name="Emphasis"><text:span text:style-name="T82">Per mantenere questi VIP players interessati a giocare (e a spendere) serve una base di giocatori “di seconda classe” in grado di creare un ambiente sociale realistico. </text:span></text:span><text:span text:style-name="Emphasis"><text:span text:style-name="T78">A questi giocatori non s</text:span></text:span><text:span text:style-name="Emphasis"><text:span text:style-name="T83">arebber</text:span></text:span><text:span text:style-name="Emphasis"><text:span text:style-name="T78">o richieste competenze specifiche: </text:span></text:span><text:span text:style-name="Emphasis"><text:span text:style-name="T83">fungerebbero passivamente da termine di paragone</text:span></text:span><text:span text:style-name="Emphasis"><text:span text:style-name="T78">. </text:span></text:span></text:p>
      <text:h text:style-name="P62" text:outline-level="1">The Impact of Electronic Media Violence: Scientific Theory and Research</text:h>
      <text:p text:style-name="P25"><text:a xlink:type="simple" xlink:href="https://www.ncbi.nlm.nih.gov/pmc/articles/PMC2704015/" text:style-name="Internet_20_link" text:visited-style-name="Visited_20_Internet_20_Link">https://www.ncbi.nlm.nih.gov/pmc/articles/PMC2704015/</text:a> </text:p>
      <text:p text:style-name="P25"/>
      <text:p text:style-name="P37">Two Ubisoft games could soon be FDA approved to treat amblyopia </text:p>
      <text:p text:style-name="P38"><text:a xlink:type="simple" xlink:href="http://www.gamasutra.com/view/news/293399/Two_Ubisoft_games_could_soon_be_FDA_approved_treatment_for_amblyopia.php?utm_source=dlvr.it&amp;utm_medium=twitter" text:style-name="Internet_20_link" text:visited-style-name="Visited_20_Internet_20_Link"><text:span text:style-name="T92">http://www.gamasutra.com/view/news/293399/Two_Ubisoft_games_could_soon_be_FDA_approved_treatment_for_amblyopia.php?utm_source=dlvr.it&amp;utm_medium=twitter</text:span></text:a><text:span text:style-name="T92"> </text:span></text:p>
      <text:p text:style-name="P38"><text:span text:style-name="T92">Ad attendere approvazione dall’FDA sono anche due giochi sviluppati da Ubisoft per un’apposita console di Ambliotech. Questi giochi hanno l’obiettivo di migliorare la visione di chi è affetto da ambliopia, o occhio pigro. </text:span><text:span text:style-name="T93">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92"><text:s/></text:span></text:p>
      <text:p text:style-name="P26"/>
      <text:p text:style-name="P39">I’m dying to play – Ramin Shokrizade</text:p>
      <text:p text:style-name="P39"><text:a xlink:type="simple" xlink:href="http://www.gamasutra.com/blogs/RaminShokrizade/20170411/295773/Im_Dying_to_Play.php" text:style-name="Internet_20_link" text:visited-style-name="Visited_20_Internet_20_Link"><text:span text:style-name="T92">http://www.gamasutra.com/blogs/RaminShokrizade/20170411/295773/Im_Dying_to_Play.php</text:span></text:a></text:p>
      <text:p text:style-name="P29"><text:soft-page-break/>Cyberathletes: competing gives a sense of high and hyped senses.</text:p>
      <text:p text:style-name="P39"><text:span text:style-name="T92">“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span></text:p>
      <text:p text:style-name="P61"><text:span text:style-name="T75">Peer effect caused by comrades or a public: </text:span><text:span text:style-name="T76">“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77">Twitch, streaming marathons (→ </text:span><text:span text:style-name="T94">Brian Vigneault </text:span><text:span text:style-name="T77">aka PoShYbRiD, morto il 19 feb ‘17 dopo una maratona di 24h a World of Tanks https://www.nytimes.com/2017/03/15/technology/personaltech/live-streaming-gaming-death.html?smprod=nytcore-ipad&amp;smid=nytcore-ipad-share&amp;_r=2)</text:span></text:p>
      <text:p text:style-name="P27">“The risk here is that if we use science (especially neuroscience) to make games vastly more engaging than they are now, we could put player health at risk.“</text:p>
      <text:p text:style-name="P21"/>
      <text:p text:style-name="P21">CITAZIONI</text:p>
      <text:p text:style-name="P13"><text:span text:style-name="T9">«</text:span><text:span text:style-name="T11">»</text:span></text:p>
      <text:p text:style-name="P19"/>
      <text:p text:style-name="P20">Huizinga – homo ludens</text:p>
      <text:p text:style-name="P20"/>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2"><text:span text:style-name="Emphasis"><text:span text:style-name="T29">«</text:span></text:span><text:span text:style-name="Emphasis"><text:span text:style-name="T30">i</text:span></text:span><text:span text:style-name="Emphasis"><text:span text:style-name="T31">l gioco in sé, benché attività dello spirito, non contiene una funzione morale, né virtù, né </text:span></text:span><text:span text:style-name="Emphasis"><text:span text:style-name="T59">peccato</text:span></text:span><text:span text:style-name="Emphasis"><text:span text:style-name="T60">» </text:span></text:span><text:span text:style-name="Emphasis"><text:span text:style-name="T61">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9"><text:span text:style-name="T2">«</text:span><text:span text:style-name="T4">azione provvisoria che ha fine in sé, ed è eseguita per amore della soddisfazione che sta in quell’esecuzione stessa.</text:span><text:span text:style-name="T5">»</text:span></text:p>
      <text:p text:style-name="P9"><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9"><text:span text:style-name="T2">«</text:span><text:span text:style-name="T4">Si fa nell’ozio, nel momento del </text:span><text:span text:style-name="T57">loisir</text:span><text:span text:style-name="T4"> dopo il lavoro. Solo in un secondo momento, facendosi il gioco funzione culturale, i concetti dovere, compito, impegno, vi si congiungono.</text:span><text:span text:style-name="T5">» </text:span></text:p>
      <text:p text:style-name="P10"><text:soft-page-break/><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3"/>
      <text:p text:style-name="P11">Quadrio – Maragliano – Melai 2003 pag.131-33 <text:s/></text:p>
      <text:p text:style-name="P2">cinque tipi di piacere portati dal videogioco: il piacere della competizione, il piacere del portare a compimento il gioco fino al suo termine naturale, il piacere del «dominio del sistema» (cioè la gratificazione di dominare la complessità del gioco), il piacere per lo «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Mehl 1990]. </text:p>
      <text:p text:style-name="P2">tendenze repressive nei confronti del gioco, poiché esso è stato visto, nella cultura cristiana scolastica ed ecclesiastica in genere, come distraente dalla preghiera e dal lavoro </text:p>
      <text:p text:style-name="P7"><text:span text:style-name="T17">Patricia Marks Greenfield, </text:span><text:span text:style-name="T26">Mente e Media</text:span></text:p>
      <text:p text:style-name="P15"><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4"><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5"><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5"><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7"><text:span text:style-name="T9">s</text:span><text:span text:style-name="T8">tessa pagina: // Rocky’s Boots (circuiti) e Green Globes (equazioni)</text:span></text:p>
      <text:p text:style-name="P15"><text:soft-page-break/><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5"><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6"><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6"><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6"><text:span text:style-name="T9">«</text:span><text:span text:style-name="T11">»</text:span></text:p>
      <text:p text:style-name="P8"><text:span text:style-name="T15">I</text:span><text:span text:style-name="T8">van Illich - descolarizzare la società</text:span></text:p>
      <text:p text:style-name="P3"><text:span text:style-name="Emphasis"><text:span text:style-name="T32">«</text:span></text:span><text:span text:style-name="Emphasis"><text:span text:style-name="T33">In tutto il mondo la scuola esercita sulla società un effetto antieducativo, in quanto la si considera la sola istituzione specializzata nell’istruzione.</text:span></text:span><text:span text:style-name="Emphasis"><text:span text:style-name="T65">» </text:span></text:span><text:span text:style-name="Emphasis"><text:span text:style-name="T66">pp20-21</text:span></text:span></text:p>
      <text:p text:style-name="P3"><text:span text:style-name="Emphasis"><text:span text:style-name="T32">«</text:span></text:span><text:span text:style-name="Emphasis"><text:span text:style-name="T33">Bisogna rendersi conto che la scuola eguale per tutti è, almeno economicamente, inattuabile.</text:span></text:span><text:span text:style-name="Emphasis"><text:span text:style-name="T65">» </text:span></text:span><text:span text:style-name="Emphasis"><text:span text:style-name="T66">p22</text:span></text:span></text:p>
      <text:p text:style-name="P4"><text:span text:style-name="Emphasis"><text:span text:style-name="T32">«</text:span></text:span><text:span text:style-name="Emphasis"><text:span text:style-name="T3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33">. </text:span></text:span><text:span text:style-name="Emphasis"><text:span text:style-name="T34">Non è liberatorio o educativo perché la scuola riserva l’istruzione a coloro che in ogni fase dell’apprendimento sanno adattarsi a un dispositivo di controllo sociale</text:span></text:span><text:span text:style-name="Emphasis"><text:span text:style-name="T65">» </text:span></text:span><text:span text:style-name="Emphasis"><text:span text:style-name="T66">p2</text:span></text:span><text:span text:style-name="Emphasis"><text:span text:style-name="T67">6</text:span></text:span></text:p>
      <text:p text:style-name="P57"><text:span text:style-name="Emphasis"><text:span text:style-name="T32">«</text:span></text:span><text:span text:style-name="Emphasis"><text:span text:style-name="T34">Quasi tutto ciò che si impara lo si apprende casualmente, e anche l’apprendimento più intenzionale non è il risultato di un’istruzione programmata.</text:span></text:span><text:span text:style-name="Emphasis"><text:span text:style-name="T65">» </text:span></text:span><text:span text:style-name="Emphasis"><text:span text:style-name="T66">p</text:span></text:span><text:span text:style-name="Emphasis"><text:span text:style-name="T68">27</text:span></text:span></text:p>
      <text:p text:style-name="P40"><text:span text:style-name="T9">«</text:span><text:span text:style-name="T11">»</text:span></text:p>
      <text:p text:style-name="P28"/>
      <text:p text:style-name="P58"><text:span text:style-name="T7">M. Bittanti (a cura di), </text:span><text:span text:style-name="T27">Per una Cultura dei Videogames: teorie e prassi del videogiocare</text:span><text:span text:style-name="T7">, Edizioni Unicopli, Milano, 2004</text:span></text:p>
      <text:p text:style-name="P52"/>
      <text:p text:style-name="P33"><text:span text:style-name="T50">F</text:span><text:span text:style-name="T7">RANCESCO ALINOVI – SERIO VIDEOLUDERE</text:span></text:p>
      <text:p text:style-name="P53">overview superficiale a volte arbitraria nel contenuto, rinforzo, IA (fsm)</text:p>
      <text:p text:style-name="P30"><text:span text:style-name="T50">«</text:span><text:span text:style-name="T52">Nel videogioco la narrazione diacronica (quella riferita al contesto) si distingue nettamente da quella sincronica, overo quel presente fittizio costituito dalle azioni del giocatore</text:span><text:span text:style-name="T51">» </text:span><text:span text:style-name="T52">p30</text:span></text:p>
      <text:p text:style-name="P53"/>
      <text:p text:style-name="P34"><text:span text:style-name="T52">I</text:span><text:span text:style-name="T7">VAN FULCO – LO ZERO LUDICO</text:span></text:p>
      <text:p text:style-name="P54"><text:soft-page-break/>vedi direttamente capitolo 2</text:p>
      <text:p text:style-name="P55"/>
      <text:p text:style-name="P35"><text:span text:style-name="T53">B</text:span><text:span text:style-name="T7">RUNO FRASCHINI – VIDEOGIOCHI E NEW MEDIA</text:span></text:p>
      <text:p text:style-name="P31"><text:span text:style-name="T50">«</text:span><text:span text:style-name="T54">Il videogioco è un medium complesso, dalla quadruplice paternità. Nasce con finalità didattiche (</text:span><text:span text:style-name="T28">Tennis for two</text:span><text:span text:style-name="T54"> di Higinbotham, 1958), come possibile applicazione ludica del computer (</text:span><text:span text:style-name="T28">Spacewar</text:span><text:span text:style-name="T54"> di Stephen Russel, 1962)</text:span><text:span text:style-name="T51">, </text:span><text:span text:style-name="T54">come forma d’intrattenimento casalinga (con Ralph H. Baer che ne intuisce le potenzialità commerciali, ne deposita il brevetto nel 1968 e produce, nel 1972 l’</text:span><text:span text:style-name="T28">Odissey Magnavox</text:span><text:span text:style-name="T54">, la prima console della storia) e come forma d’intrattenimento pubblico (</text:span><text:span text:style-name="T28">Computer Space</text:span><text:span text:style-name="T54">, 1971 e, soprattutto, </text:span><text:span text:style-name="T28">Pong </text:span><text:span text:style-name="T54">1972 creato da Nolan Bushnell, primo successo di massa del videogioco).</text:span><text:span text:style-name="T51">» </text:span><text:span text:style-name="T54">p99</text:span></text:p>
      <text:p text:style-name="P56"/>
      <text:p text:style-name="P32"><text:span text:style-name="T50">«</text:span><text:span text:style-name="T55">Icona digitale</text:span><text:span text:style-name="T51">» </text:span><text:span text:style-name="T55">p129 → da collegare a: r. koster, i giochi sono una rappresentazione semplificata, parziale.</text:span></text:p>
      <text:p text:style-name="P56"/>
      <text:p text:style-name="P59"><text:span text:style-name="T55">R</text:span><text:span text:style-name="T54">. </text:span><text:span text:style-name="T55">Koster, A Teory of Fun for Game Design, O’Reilly Media, Inc., Sebastpool CA, 2004-2013</text:span></text:p>
      <text:p text:style-name="P56"/>
      <text:p text:style-name="P36"><text:span text:style-name="T56">v</text:span><text:span text:style-name="T7">edi direttamente capitolo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7-20T21:57:49.784000000</dc:date>
    <meta:editing-duration>PT13H51M48S</meta:editing-duration>
    <meta:editing-cycles>29</meta:editing-cycles>
    <meta:generator>LibreOffice/5.2.2.2$Windows_x86 LibreOffice_project/8f96e87c890bf8fa77463cd4b640a2312823f3ad</meta:generator>
    <meta:document-statistic meta:table-count="0" meta:image-count="0" meta:object-count="0" meta:page-count="7" meta:paragraph-count="98" meta:word-count="2011" meta:character-count="14177" meta:non-whitespace-character-count="12231"/>
  </office:meta>
</office:document-meta>
</file>